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able-cell-properties fo:background-color="#ffff00"/>
    </style:style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=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C(exact)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3.66712603389" calcext:value-type="float">
            <text:p>3.6671260339</text:p>
          </table:table-cell>
          <table:table-cell office:value-type="float" office:value="3.66489" calcext:value-type="float">
            <text:p>3.66489</text:p>
          </table:table-cell>
          <table:table-cell office:value-type="float" office:value="0.015663" calcext:value-type="float">
            <text:p>0.015663</text:p>
          </table:table-cell>
          <table:table-cell/>
          <table:table-cell office:value-type="string" calcext:value-type="string">
            <text:p>MC: A = 41.03002568 <text:s/>Ml = 0.10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1.63743083319" calcext:value-type="float">
            <text:p>1.6374308332</text:p>
          </table:table-cell>
          <table:table-cell office:value-type="float" office:value="1.63529" calcext:value-type="float">
            <text:p>1.63529</text:p>
          </table:table-cell>
          <table:table-cell office:value-type="float" office:value="0.00985065" calcext:value-type="float">
            <text:p>0.009850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330283301398" calcext:value-type="float">
            <text:p>0.3302833014</text:p>
          </table:table-cell>
          <table:table-cell office:value-type="float" office:value="0.336196" calcext:value-type="float">
            <text:p>0.336196</text:p>
          </table:table-cell>
          <table:table-cell table:style-name="ce6" office:value-type="float" office:value="0.00635835367" calcext:value-type="float">
            <text:p>0.00635835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66723150429" calcext:value-type="float">
            <text:p>0.0667231504</text:p>
          </table:table-cell>
          <table:table-cell office:value-type="float" office:value="0.0658161" calcext:value-type="float">
            <text:p>0.0658161</text:p>
          </table:table-cell>
          <table:table-cell office:value-type="float" office:value="0.000932522" calcext:value-type="float">
            <text:p>0.0009325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3.66712603389" calcext:value-type="float">
            <text:p>3.6671260339</text:p>
          </table:table-cell>
          <table:table-cell office:value-type="float" office:value="3.66079" calcext:value-type="float">
            <text:p>3.66079</text:p>
          </table:table-cell>
          <table:table-cell office:value-type="float" office:value="0.0148766" calcext:value-type="float">
            <text:p>0.01487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1.63743083319" calcext:value-type="float">
            <text:p>1.6374308332</text:p>
          </table:table-cell>
          <table:table-cell office:value-type="float" office:value="1.63408" calcext:value-type="float">
            <text:p>1.63408</text:p>
          </table:table-cell>
          <table:table-cell office:value-type="float" office:value="0.0178285" calcext:value-type="float">
            <text:p>0.01782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24843945" calcext:value-type="float">
            <text:p>0.124843945</text:p>
          </table:table-cell>
          <table:table-cell office:value-type="float" office:value="45.062275293" calcext:value-type="float">
            <text:p>45.062275293</text:p>
          </table:table-cell>
          <table:table-cell office:value-type="float" office:value="45.7849" calcext:value-type="float">
            <text:p>45.7849</text:p>
          </table:table-cell>
          <table:table-cell office:value-type="float" office:value="1.00812" calcext:value-type="float">
            <text:p>1.008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24843945" calcext:value-type="float">
            <text:p>0.124843945</text:p>
          </table:table-cell>
          <table:table-cell office:value-type="float" office:value="45.062275293" calcext:value-type="float">
            <text:p>45.062275293</text:p>
          </table:table-cell>
          <table:table-cell office:value-type="float" office:value="44.3730686747" calcext:value-type="float">
            <text:p>44.3730686747</text:p>
          </table:table-cell>
          <table:table-cell office:value-type="float" office:value="0.887141915038875" calcext:value-type="float">
            <text:p>0.8871419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=0.0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153983" calcext:value-type="float">
            <text:p>0.0153983</text:p>
          </table:table-cell>
          <table:table-cell table:style-name="ce1" office:value-type="float" office:value="0.0000481385" calcext:value-type="float">
            <text:p>4.81E-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0363053" calcext:value-type="float">
            <text:p>0.00363053</text:p>
          </table:table-cell>
          <table:table-cell table:style-name="ce1" office:value-type="float" office:value="0.0000167263" calcext:value-type="float">
            <text:p>1.67E-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00848118" calcext:value-type="float">
            <text:p>0.000848118</text:p>
          </table:table-cell>
          <table:table-cell table:style-name="ce1" office:value-type="float" office:value="0.00000604183" calcext:value-type="float">
            <text:p>6.04E-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249376559" calcext:value-type="float">
            <text:p>0.249376559</text:p>
          </table:table-cell>
          <table:table-cell table:style-name="ce1" office:value-type="float" office:value="0.0000477082" calcext:value-type="float">
            <text:p>4.77E-05</text:p>
          </table:table-cell>
          <table:table-cell table:style-name="ce1" office:value-type="float" office:value="0.000000736253" calcext:value-type="float">
            <text:p>7.36E-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154688" calcext:value-type="float">
            <text:p>0.0154688</text:p>
          </table:table-cell>
          <table:table-cell table:style-name="ce1" office:value-type="float" office:value="0.0000302157" calcext:value-type="float">
            <text:p>3.02E-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0364392" calcext:value-type="float">
            <text:p>0.00364392</text:p>
          </table:table-cell>
          <table:table-cell table:style-name="ce1" office:value-type="float" office:value="0.0000105584" calcext:value-type="float">
            <text:p>1.06E-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249376559" calcext:value-type="float">
            <text:p>0.249376559</text:p>
          </table:table-cell>
          <table:table-cell office:value-type="float" office:value="0.00085015" calcext:value-type="float">
            <text:p>0.00085015</text:p>
          </table:table-cell>
          <table:table-cell table:style-name="ce1" office:value-type="float" office:value="0.00000294755" calcext:value-type="float">
            <text:p>2.95E-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249376559" calcext:value-type="float">
            <text:p>0.249376559</text:p>
          </table:table-cell>
          <table:table-cell table:style-name="ce1" office:value-type="float" office:value="0.0000474247" calcext:value-type="float">
            <text:p>4.74E-05</text:p>
          </table:table-cell>
          <table:table-cell table:style-name="ce1" office:value-type="float" office:value="0.000000210009" calcext:value-type="float">
            <text:p>2.10E-0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24843945" calcext:value-type="float">
            <text:p>0.124843945</text:p>
          </table:table-cell>
          <table:table-cell office:value-type="float" office:value="0.0041509" calcext:value-type="float">
            <text:p>0.0041509</text:p>
          </table:table-cell>
          <table:table-cell table:style-name="ce1" office:value-type="float" office:value="0.0000412331" calcext:value-type="float">
            <text:p>4.12E-05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124843945" calcext:value-type="float">
            <text:p>0.124843945</text:p>
          </table:table-cell>
          <table:table-cell office:value-type="float" office:value="0.00430892" calcext:value-type="float">
            <text:p>0.00430892</text:p>
          </table:table-cell>
          <table:table-cell table:style-name="ce1" office:value-type="float" office:value="0.0000419041" calcext:value-type="float">
            <text:p>4.19E-05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=0</text:p>
          </table:table-cell>
          <table:table-cell table:number-columns-repeated="5"/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4.25</text:p>
          </table:table-cell>
          <table:table-cell office:value-type="float" office:value="0.157568" calcext:value-type="float">
            <text:p>0.157568</text:p>
          </table:table-cell>
          <table:table-cell office:value-type="float" office:value="0.000290241" calcext:value-type="float">
            <text:p>0.000290241</text:p>
          </table:table-cell>
          <table:table-cell office:value-type="float" office:value="0.157340084437" calcext:value-type="float">
            <text:p>0.1573400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0.0218117" calcext:value-type="float">
            <text:p>0.0218117</text:p>
          </table:table-cell>
          <table:table-cell table:style-name="ce1" office:value-type="float" office:value="0.0000939727" calcext:value-type="float">
            <text:p>9.40E-05</text:p>
          </table:table-cell>
          <table:table-cell office:value-type="float" office:value="0.0217219005427" calcext:value-type="float">
            <text:p>0.0217219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.00298398" calcext:value-type="float">
            <text:p>0.00298398</text:p>
          </table:table-cell>
          <table:table-cell table:style-name="ce1" office:value-type="float" office:value="0.0000323672" calcext:value-type="float">
            <text:p>3.24E-05</text:p>
          </table:table-cell>
          <table:table-cell office:value-type="float" office:value="0.00299991061854" calcext:value-type="float">
            <text:p>0.0029999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0.0000574504" calcext:value-type="float">
            <text:p>5.75E-05</text:p>
          </table:table-cell>
          <table:table-cell table:style-name="ce1" office:value-type="float" office:value="0.000000302936" calcext:value-type="float">
            <text:p>3.03E-07</text:p>
          </table:table-cell>
          <table:table-cell table:style-name="ce1" office:value-type="float" office:value="0.00005721832741" calcext:value-type="float">
            <text:p>5.72E-0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ppa = 0.24621259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office:value-type="float" office:value="2.28858361921082" calcext:value-type="float">
            <text:p>2.2885836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310258373251854" calcext:value-type="float">
            <text:p>0.31025837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0.0428485607128739" calcext:value-type="float">
            <text:p>0.04284856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table:style-name="ce1" office:value-type="float" office:value="0.00591972089167602" calcext:value-type="float">
            <text:p>5.92E-0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ppa = 0.2490757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4.4830529121623" calcext:value-type="float">
            <text:p>14.4830529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.78585629606543" calcext:value-type="float">
            <text:p>4.785856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.77531774340197" calcext:value-type="float">
            <text:p>1.7753177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0.668601878064304" calcext:value-type="float">
            <text:p>0.668601878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=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ppa = 1/ 4.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0.0153575" calcext:value-type="float">
            <text:p>0.0153575</text:p>
          </table:table-cell>
          <table:table-cell table:style-name="ce5" office:value-type="float" office:value="0.0000615028" calcext:value-type="float">
            <text:p>6.1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0.000848118" calcext:value-type="float">
            <text:p>0.000848118</text:p>
          </table:table-cell>
          <table:table-cell table:style-name="ce4" office:value-type="float" office:value="0.00000604183" calcext:value-type="float">
            <text:p>6.04E-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style-name="ce4" office:value-type="float" office:value="0.0000477082" calcext:value-type="float">
            <text:p>4.77E-05</text:p>
          </table:table-cell>
          <table:table-cell table:style-name="ce4" office:value-type="float" office:value="0.000000736253" calcext:value-type="float">
            <text:p>7.36E-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0.00000016178" calcext:value-type="float">
            <text:p>1.62E-07</text:p>
          </table:table-cell>
          <table:table-cell table:style-name="ce1" office:value-type="float" office:value="0.0000000586762" calcext:value-type="float">
            <text:p>5.87E-0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ppa = 0.279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style-name="ce2" office:value-type="float" office:value="0.509644" calcext:value-type="float">
            <text:p>0.509644</text:p>
          </table:table-cell>
          <table:table-cell table:style-name="ce2" office:value-type="float" office:value="0.00157401" calcext:value-type="float">
            <text:p>0.00157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0.118301" calcext:value-type="float">
            <text:p>0.118301</text:p>
          </table:table-cell>
          <table:table-cell office:value-type="float" office:value="0.000366868" calcext:value-type="float">
            <text:p>0.0003668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.0272178" calcext:value-type="float">
            <text:p>0.0272178</text:p>
          </table:table-cell>
          <table:table-cell office:value-type="float" office:value="0.000131877" calcext:value-type="float">
            <text:p>0.0001318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.00143473" calcext:value-type="float">
            <text:p>0.00143473</text:p>
          </table:table-cell>
          <table:table-cell table:style-name="ce1" office:value-type="float" office:value="0.00000945866" calcext:value-type="float">
            <text:p>9.46E-0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ppa = 0.2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3.74834" calcext:value-type="float">
            <text:p>3.74834</text:p>
          </table:table-cell>
          <table:table-cell table:style-name="ce2" office:value-type="float" office:value="0.00921934" calcext:value-type="float">
            <text:p>0.009219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.77304" calcext:value-type="float">
            <text:p>1.77304</text:p>
          </table:table-cell>
          <table:table-cell office:value-type="float" office:value="0.00525049" calcext:value-type="float">
            <text:p>0.00525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.832098" calcext:value-type="float">
            <text:p>0.832098</text:p>
          </table:table-cell>
          <table:table-cell office:value-type="float" office:value="0.00304017" calcext:value-type="float">
            <text:p>0.003040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0.183132" calcext:value-type="float">
            <text:p>0.183132</text:p>
          </table:table-cell>
          <table:table-cell office:value-type="float" office:value="0.000312508" calcext:value-type="float">
            <text:p>0.0003125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02:36:41.007867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2:26:53.938177609</meta:creation-date>
    <dc:date>2018-04-30T13:31:31.522984431</dc:date>
    <meta:editing-duration>P1DT5H31M14S</meta:editing-duration>
    <meta:editing-cycles>16</meta:editing-cycles>
    <meta:generator>LibreOffice/5.1.6.2$Linux_X86_64 LibreOffice_project/10m0$Build-2</meta:generator>
    <meta:document-statistic meta:table-count="1" meta:cell-count="210" meta:object-count="0"/>
  </office:meta>
</office:document-meta>
</file>